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bold" officeooo:rsid="00072087" officeooo:paragraph-rsid="0007208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weight="bold" officeooo:rsid="0007ff8e" officeooo:paragraph-rsid="0007ff8e" fo:background-color="#fffff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weight="bold" officeooo:rsid="0009b204" officeooo:paragraph-rsid="0009b204" fo:background-color="#fffff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weight="bold" officeooo:rsid="000bf962" officeooo:paragraph-rsid="000bf962" fo:background-color="#fffff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weight="bold" officeooo:rsid="000cd50e" officeooo:paragraph-rsid="000cd50e" fo:background-color="#fffff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weight="bold" officeooo:rsid="000ce025" officeooo:paragraph-rsid="000ce025" fo:background-color="#ffffff" style:font-weight-asian="bold" style:font-weight-complex="bold"/>
    </style:style>
    <style:style style:name="P7" style:family="paragraph" style:parent-style-name="Standard">
      <style:text-properties style:font-name="DejaVu Sans" fo:font-weight="normal" officeooo:rsid="00072087" officeooo:paragraph-rsid="00072087" fo:background-color="#ffffff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DejaVu Sans" fo:font-weight="normal" officeooo:rsid="0007ff8e" officeooo:paragraph-rsid="0007ff8e" fo:background-color="#fffff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font-weight="normal" officeooo:rsid="0007ff8e" officeooo:paragraph-rsid="0007ff8e" fo:background-color="#fffff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font-weight="normal" officeooo:rsid="0009b204" officeooo:paragraph-rsid="0009b204" fo:background-color="#fffff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weight="normal" officeooo:rsid="000bf962" officeooo:paragraph-rsid="000bf962" fo:background-color="#fffff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weight="normal" officeooo:rsid="000bf962" officeooo:paragraph-rsid="0010cb7e" fo:background-color="#fffff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weight="normal" officeooo:rsid="000cd50e" officeooo:paragraph-rsid="0010cb7e" fo:background-color="#fffff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weight="normal" officeooo:rsid="000ce025" officeooo:paragraph-rsid="000ce025" fo:background-color="#fffff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weight="normal" officeooo:rsid="000ce025" officeooo:paragraph-rsid="00122bcc" fo:background-color="#fffff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weight="normal" officeooo:rsid="0010cb7e" officeooo:paragraph-rsid="0010cb7e" fo:background-color="#fffff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weight="normal" officeooo:rsid="00122bcc" officeooo:paragraph-rsid="00122bcc" fo:background-color="#ffffff" style:font-weight-asian="normal" style:font-weight-complex="normal"/>
    </style:style>
    <style:style style:name="P18" style:family="paragraph" style:parent-style-name="Standard">
      <style:text-properties style:font-name="DejaVu Sans" fo:font-weight="normal" officeooo:rsid="00195f25" officeooo:paragraph-rsid="00195f25" fo:background-color="#fffff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weight="bold" officeooo:rsid="000bf962" officeooo:paragraph-rsid="000bf962" fo:background-color="#ffffff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ejaVu Sans" fo:font-weight="bold" officeooo:rsid="000bf962" officeooo:paragraph-rsid="0010cb7e" fo:background-color="#fffff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jaVu Sans" fo:font-weight="bold" officeooo:rsid="000ce025" officeooo:paragraph-rsid="000ce025" fo:background-color="#ffffff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DejaVu Sans" fo:font-weight="bold" officeooo:rsid="001f1cc3" officeooo:paragraph-rsid="001f1cc3" fo:background-color="#ffffff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DejaVu Sans" fo:font-weight="bold" officeooo:rsid="0020d7a1" officeooo:paragraph-rsid="0020d7a1" fo:background-color="#ffffff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DejaVu Sans" fo:font-weight="normal" officeooo:rsid="0009b204" officeooo:paragraph-rsid="0009b204" fo:background-color="#fffff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" fo:font-weight="normal" officeooo:rsid="000b3735" officeooo:paragraph-rsid="0009b204" fo:background-color="#fffff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" fo:font-weight="normal" officeooo:rsid="000bf962" officeooo:paragraph-rsid="0009b204" fo:background-color="#fffff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" fo:font-weight="normal" officeooo:rsid="000bf962" officeooo:paragraph-rsid="000bf962" fo:background-color="#fffff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" fo:font-weight="normal" officeooo:rsid="000bf962" officeooo:paragraph-rsid="001bf6c4" fo:background-color="#fffff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font-weight="normal" officeooo:rsid="000bf962" officeooo:paragraph-rsid="000f07cb" fo:background-color="#fffff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" fo:font-weight="normal" officeooo:rsid="000ce025" officeooo:paragraph-rsid="000ce025" fo:background-color="#ffffff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" fo:font-weight="normal" officeooo:rsid="000ce025" officeooo:paragraph-rsid="00122bcc" fo:background-color="#ffffff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ans" fo:font-weight="normal" officeooo:rsid="000ce025" officeooo:paragraph-rsid="001d2f89" fo:background-color="#ffffff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" fo:font-weight="normal" officeooo:rsid="001bf6c4" officeooo:paragraph-rsid="001bf6c4" fo:background-color="#ffffff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ans" fo:font-weight="normal" officeooo:rsid="00122bcc" officeooo:paragraph-rsid="00122bcc" fo:background-color="#ffffff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font-weight="normal" officeooo:rsid="001f1cc3" officeooo:paragraph-rsid="001f1cc3" fo:background-color="#fffff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ans" fo:font-weight="normal" officeooo:rsid="0020d7a1" officeooo:paragraph-rsid="0020d7a1" fo:background-color="#ffffff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DejaVu Sans" fo:font-weight="normal" officeooo:rsid="0007ff8e" officeooo:paragraph-rsid="0007ff8e" fo:background-color="#ffffff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ans" fo:font-weight="normal" officeooo:rsid="00072087" officeooo:paragraph-rsid="0020d7a1" style:font-weight-asian="normal" style:font-weight-complex="normal"/>
    </style:style>
    <style:style style:name="T1" style:family="text">
      <style:text-properties officeooo:rsid="0009b204"/>
    </style:style>
    <style:style style:name="T2" style:family="text">
      <style:text-properties officeooo:rsid="000b76cd"/>
    </style:style>
    <style:style style:name="T3" style:family="text">
      <style:text-properties officeooo:rsid="000bf962"/>
    </style:style>
    <style:style style:name="T4" style:family="text">
      <style:text-properties officeooo:rsid="00122bcc"/>
    </style:style>
    <style:style style:name="T5" style:family="text">
      <style:text-properties officeooo:rsid="0017c0c7"/>
    </style:style>
    <style:style style:name="T6" style:family="text">
      <style:text-properties officeooo:rsid="00195f25"/>
    </style:style>
    <style:style style:name="T7" style:family="text">
      <style:text-properties officeooo:rsid="00199570"/>
    </style:style>
    <style:style style:name="T8" style:family="text">
      <style:text-properties officeooo:rsid="001bd638"/>
    </style:style>
    <style:style style:name="T9" style:family="text">
      <style:text-properties officeooo:rsid="001bf6c4"/>
    </style:style>
    <style:style style:name="T10" style:family="text">
      <style:text-properties officeooo:rsid="001d2f89"/>
    </style:style>
    <style:style style:name="T11" style:family="text">
      <style:text-properties officeooo:rsid="001d4e47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liyah Craig</text:p>
      <text:p text:style-name="P18">03/03/2017</text:p>
      <text:p text:style-name="P7"/>
      <text:p text:style-name="P8">Teaching <text:span text:style-name="T6">@</text:span> <text:span text:style-name="T6">London Town House Coop</text:span></text:p>
      <text:p text:style-name="P2">Setup</text:p>
      <text:p text:style-name="P9">- Music playing</text:p>
      <text:p text:style-name="P9">- All flash drives have teaching materials uploaded in case of internet failures</text:p>
      <text:p text:style-name="P9">- ? Hmm, setting permissions so that students can’t go to alternative programs and sites</text:p>
      <text:p text:style-name="P9"/>
      <text:p text:style-name="P9"/>
      <text:p text:style-name="P3">Day 1</text:p>
      <text:p text:style-name="P9">- <text:span text:style-name="T1">Instructor Introductions</text:span></text:p>
      <text:p text:style-name="P10">- Class introductions (name and what is most important to you)</text:p>
      <text:p text:style-name="P10"/>
      <text:p text:style-name="P10">- What this class is for</text:p>
      <text:p text:style-name="P10">- Expectations</text:p>
      <text:p text:style-name="P10">- Why participation in this class is important <text:span text:style-name="T5">(opportunities)</text:span></text:p>
      <text:p text:style-name="P25"/>
      <text:p text:style-name="P10">- What is the internet</text:p>
      <text:p text:style-name="P10">- <text:span text:style-name="T3">What is web development</text:span></text:p>
      <text:p text:style-name="P26"/>
      <text:p text:style-name="P10">- Account setups <text:span text:style-name="T2">(Repl.it)</text:span></text:p>
      <text:p text:style-name="P11">- Using Repl.it</text:p>
      <text:p text:style-name="P11">- <text:span text:style-name="T8">HTML Hello World (Repl)</text:span></text:p>
      <text:p text:style-name="P11"/>
      <text:p text:style-name="P11"/>
      <text:p text:style-name="P4">Day <text:span text:style-name="T7">2</text:span></text:p>
      <text:p text:style-name="P11">- Go to whiteboard, <text:span text:style-name="T8">write HTML</text:span> of hello world</text:p>
      <text:p text:style-name="P11">- Tags, what <text:span text:style-name="T8">are they </text:span>and why <text:span text:style-name="T8">are they important</text:span></text:p>
      <text:p text:style-name="P11">- Different types of text tags</text:p>
      <text:p text:style-name="P11">- <text:span text:style-name="T8">Type some text with different tags (Repl)</text:span></text:p>
      <text:p text:style-name="P4"/>
      <text:p text:style-name="P11">- Explain <text:span text:style-name="T8">head and body tags</text:span></text:p>
      <text:p text:style-name="P11">- Practice creating <text:span text:style-name="T8">an </text:span>html file <text:span text:style-name="T8">with Hello World (file)</text:span></text:p>
      <text:p text:style-name="P11"/>
      <text:p text:style-name="P28">- Image tag <text:span text:style-name="T8">and source attribute (Repl → url and file → local image)</text:span></text:p>
      <text:p text:style-name="P11"/>
      <text:p text:style-name="P12">- What is css</text:p>
      <text:p text:style-name="P13">- CSS syntax</text:p>
      <text:p text:style-name="P20"/>
      <text:p text:style-name="P11">- Turn words into a different color</text:p>
      <text:p text:style-name="P16">- hex codes</text:p>
      <text:p text:style-name="P11">- Create link tag on html file and do same assignment</text:p>
      <text:p text:style-name="P11"/>
      <text:p text:style-name="P11"/>
      <text:p text:style-name="P5">Day 3</text:p>
      <text:p text:style-name="P14">- Text align center</text:p>
      <text:p text:style-name="P14"><text:soft-page-break/>- <text:span text:style-name="T9">Image height and width</text:span></text:p>
      <text:p text:style-name="P14">- <text:span text:style-name="T9">B</text:span>ody background</text:p>
      <text:p text:style-name="P14">- <text:span text:style-name="T9">M</text:span>argin and padding</text:p>
      <text:p text:style-name="P33">- Box Model</text:p>
      <text:p text:style-name="P14"/>
      <text:p text:style-name="P33">- Create a project</text:p>
      <text:p text:style-name="P15"><text:span text:style-name="T9">Inspiration → </text:span>(</text:p>
      <text:p text:style-name="P15"><text:tab/><text:span text:style-name="T9">Planet</text:span>: <text:span text:style-name="T4">https://repl.it/GDLx/3</text:span></text:p>
      <text:p text:style-name="P15"><text:tab/><text:span text:style-name="T9">Picture</text:span>: <text:span text:style-name="T4">https://repl.it/GDOC/2</text:span></text:p>
      <text:p text:style-name="P15"><text:tab/><text:span text:style-name="T9">8bit</text:span>: <text:span text:style-name="T4">https://repl.it/GDQn/7</text:span></text:p>
      <text:p text:style-name="P17">)</text:p>
      <text:p text:style-name="P17"/>
      <text:p text:style-name="P14">- Paper and pencil, draw your idea</text:p>
      <text:p text:style-name="P6"/>
      <text:p text:style-name="P14">- Websites for research</text:p>
      <text:p text:style-name="P32">- <text:span text:style-name="T10">Open source mentality → </text:span></text:p>
      <text:p text:style-name="P32"><text:span text:style-name="T10"><text:tab/>Write cool/helpful findings and questions on whiteboard, pair program with classmates, etc</text:span></text:p>
      <text:p text:style-name="P14"/>
      <text:p text:style-name="P14"/>
      <text:p text:style-name="P6">Day 4 <text:span text:style-name="T11">(continue and finish project)</text:span></text:p>
      <text:p text:style-name="P35">- Favicons</text:p>
      <text:p text:style-name="P35">- Adding custom fonts</text:p>
      <text:p text:style-name="P35">- Text shadow</text:p>
      <text:p text:style-name="P35">- Box shadow</text:p>
      <text:p text:style-name="P35">- Embedding a Video (youtube)</text:p>
      <text:p text:style-name="P29"/>
      <text:p text:style-name="P29"/>
      <text:p text:style-name="P22">Day 5</text:p>
      <text:p text:style-name="P35">- Intro to JS (what is it? What is it used for?)</text:p>
      <text:p text:style-name="P22"><text:span text:style-name="T12">- Alert Hello World (repl)</text:span></text:p>
      <text:p text:style-name="P22"><text:span text:style-name="T12">- Arrays, Strings, Numbers, Variables, Functions, Booleans</text:span></text:p>
      <text:p text:style-name="P22"><text:span text:style-name="T12">- String interpolation</text:span></text:p>
      <text:p text:style-name="P22"><text:span text:style-name="T12">- Add JS to a new or previous project → Planet with JS</text:span></text:p>
      <text:p text:style-name="P22"><text:span text:style-name="T12"/></text:p>
      <text:p text:style-name="P23"/>
      <text:p text:style-name="P23">Day 6 (continue and finish project)</text:p>
      <text:p text:style-name="P36">- General work and review day</text:p>
      <text:p text:style-name="P36"/>
      <text:p text:style-name="P36"/>
      <text:p text:style-name="P23">Day 7 (Communication and Challenge)</text:p>
      <text:p text:style-name="P36">- Students work in teams to solve challenges and present ideas</text:p>
      <text:p text:style-name="P36"/>
      <text:p text:style-name="P23">Day 8</text:p>
      <text:p text:style-name="P36">- Git and Github</text:p>
      <text:p text:style-name="P36">- Polish any remaining projects</text:p>
      <text:p text:style-name="P36">- Give presentations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3:14:26.438691073</meta:creation-date>
    <dc:title>Jerliyah Standard</dc:title>
    <meta:editing-duration>PT2H56M8S</meta:editing-duration>
    <meta:editing-cycles>20</meta:editing-cycles>
    <meta:generator>LibreOffice/5.2.3.3$Linux_X86_64 LibreOffice_project/d54a8868f08a7b39642414cf2c8ef2f228f780cf</meta:generator>
    <dc:date>2017-03-03T19:43:24.170535862</dc:date>
    <meta:document-statistic meta:table-count="0" meta:image-count="0" meta:object-count="0" meta:page-count="2" meta:paragraph-count="67" meta:word-count="359" meta:character-count="1960" meta:non-whitespace-character-count="1663"/>
    <meta:template xlink:type="simple" xlink:actuate="onRequest" xlink:title="Jerliyah Standard" xlink:href="../../../Templates/Jerliyah%20Standard.ott" meta:date="2017-03-01T13:14:25.421522723"/>
  </office:meta>
</office:document-meta>
</file>